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929in"/>
    </style:style>
    <style:style style:name="co3" style:family="table-column">
      <style:table-column-properties fo:break-before="auto" style:column-width="1.2646in"/>
    </style:style>
    <style:style style:name="co4" style:family="table-column">
      <style:table-column-properties fo:break-before="auto" style:column-width="0.9965in"/>
    </style:style>
    <style:style style:name="co5" style:family="table-column">
      <style:table-column-properties fo:break-before="auto" style:column-width="1.0827in"/>
    </style:style>
    <style:style style:name="co6" style:family="table-column">
      <style:table-column-properties fo:break-before="auto" style:column-width="0.9862in"/>
    </style:style>
    <style:style style:name="co7" style:family="table-column">
      <style:table-column-properties fo:break-before="auto" style:column-width="1.2756in"/>
    </style:style>
    <style:style style:name="co8" style:family="table-column">
      <style:table-column-properties fo:break-before="auto" style:column-width="1.7583in"/>
    </style:style>
    <style:style style:name="co9" style:family="table-column">
      <style:table-column-properties fo:break-before="auto" style:column-width="1.6291in"/>
    </style:style>
    <style:style style:name="co10" style:family="table-column">
      <style:table-column-properties fo:break-before="auto" style:column-width="1.1146in"/>
    </style:style>
    <style:style style:name="ro1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ffff00" style:text-align-source="fix" style:repeat-content="false" fo:border="0.74pt solid #000000"/>
      <style:paragraph-properties fo:text-align="end" fo:margin-left="0in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000000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size="14pt" style:font-size-asian="14pt" style:font-size-complex="14pt"/>
    </style:style>
    <style:style style:name="ce10" style:family="table-cell" style:parent-style-name="Default">
      <style:table-cell-properties fo:border="0.74pt solid #000000"/>
      <style:text-properties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0496in" svg:height="4.5157in" svg:x="8.5409in" svg:y="2.137in">
            <draw:object draw:notify-on-update-of-ranges="Sheet1.D11:Sheet1.D11 Sheet1.D12:Sheet1.D21 Sheet1.E11:Sheet1.E11 Sheet1.E12:Sheet1.E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" table:number-columns-repeated="16371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Unit</text:p>
          </table:table-cell>
          <table:table-cell table:style-name="ce3"/>
          <table:table-cell/>
          <table:table-cell table:style-name="ce6"/>
          <table:table-cell table:number-columns-repeated="16379"/>
        </table:table-row>
        <table:table-row table:style-name="ro1">
          <table:table-cell/>
          <table:table-cell table:style-name="ce3" office:value-type="string" calcext:value-type="string">
            <text:p>Hz</text:p>
          </table:table-cell>
          <table:table-cell table:style-name="ce3" table:formula="of:=10^0" office:value-type="float" office:value="1" calcext:value-type="float">
            <text:p>1</text:p>
          </table:table-cell>
          <table:table-cell/>
          <table:table-cell table:style-name="ce6"/>
          <table:table-cell/>
          <table:table-cell table:style-name="ce7" office:value-type="string" calcext:value-type="string">
            <text:p>GHz</text:p>
          </table:table-cell>
          <table:table-cell table:style-name="ce7" office:value-type="string" calcext:value-type="string">
            <text:p>Hz</text:p>
          </table:table-cell>
          <table:table-cell table:style-name="ce7" office:value-type="string" calcext:value-type="string">
            <text:p>sec</text:p>
          </table:table-cell>
          <table:table-cell office:value-type="string" calcext:value-type="string" table:number-columns-spanned="2" table:number-rows-spanned="1">
            <text:p>Nanosec = sec*10^9</text:p>
          </table:table-cell>
          <table:covered-table-cell/>
          <table:table-cell table:number-columns-repeated="16373"/>
        </table:table-row>
        <table:table-row table:style-name="ro1">
          <table:table-cell/>
          <table:table-cell table:style-name="ce3" office:value-type="string" calcext:value-type="string">
            <text:p>kHz</text:p>
          </table:table-cell>
          <table:table-cell table:style-name="ce3" table:formula="of:=10^3" office:value-type="float" office:value="1000" calcext:value-type="float">
            <text:p>1000</text:p>
          </table:table-cell>
          <table:table-cell/>
          <table:table-cell table:style-name="ce6"/>
          <table:table-cell/>
          <table:table-cell table:style-name="ce7" office:value-type="float" office:value="3.2" calcext:value-type="float">
            <text:p>3.2</text:p>
          </table:table-cell>
          <table:table-cell table:style-name="ce7" table:formula="of:=[.G4]*10^9" office:value-type="float" office:value="3200000000" calcext:value-type="float">
            <text:p>3200000000</text:p>
          </table:table-cell>
          <table:table-cell table:style-name="ce8" table:formula="of:=1/[.H4]" office:value-type="float" office:value="0.0000000003125" calcext:value-type="float">
            <text:p>3.125E-10</text:p>
          </table:table-cell>
          <table:table-cell table:style-name="ce7" table:formula="of:=[.I4]*10^9" office:value-type="float" office:value="0.3125" calcext:value-type="float" table:number-columns-spanned="2" table:number-rows-spanned="1">
            <text:p>0.3125</text:p>
          </table:table-cell>
          <table:covered-table-cell/>
          <table:table-cell table:number-columns-repeated="16373"/>
        </table:table-row>
        <table:table-row table:style-name="ro1">
          <table:table-cell/>
          <table:table-cell table:style-name="ce3" office:value-type="string" calcext:value-type="string">
            <text:p>MHz</text:p>
          </table:table-cell>
          <table:table-cell table:style-name="ce3" table:formula="of:=10^6" office:value-type="float" office:value="1000000" calcext:value-type="float">
            <text:p>1000000</text:p>
          </table:table-cell>
          <table:table-cell/>
          <table:table-cell table:style-name="ce6"/>
          <table:table-cell table:number-columns-repeated="5"/>
          <table:table-cell office:value-type="float" office:value="14" calcext:value-type="float">
            <text:p>14</text:p>
          </table:table-cell>
          <table:table-cell table:style-name="ce7" office:value-type="string" calcext:value-type="string" table:number-columns-spanned="5" table:number-rows-spanned="1">
            <text:p>CPU operations per 1 simple operation</text:p>
          </table:table-cell>
          <table:covered-table-cell table:number-columns-repeated="4"/>
          <table:table-cell table:number-columns-repeated="16368"/>
        </table:table-row>
        <table:table-row table:style-name="ro1">
          <table:table-cell/>
          <table:table-cell table:style-name="ce3" office:value-type="string" calcext:value-type="string">
            <text:p>GHz</text:p>
          </table:table-cell>
          <table:table-cell table:style-name="ce3" table:formula="of:=10^9" office:value-type="float" office:value="1000000000" calcext:value-type="float">
            <text:p>1000000000</text:p>
          </table:table-cell>
          <table:table-cell/>
          <table:table-cell table:style-name="ce6"/>
          <table:table-cell table:number-columns-repeated="16379"/>
        </table:table-row>
        <table:table-row table:style-name="ro1">
          <table:table-cell table:number-columns-repeated="10"/>
          <table:table-cell table:style-name="ce9" office:value-type="string" calcext:value-type="string">
            <text:p>A =</text:p>
          </table:table-cell>
          <table:table-cell table:style-name="ce10" table:formula="of:=[.J4]*[.K5]" office:value-type="float" office:value="4.375" calcext:value-type="float">
            <text:p>4.375</text:p>
          </table:table-cell>
          <table:table-cell table:style-name="ce11" office:value-type="string" calcext:value-type="string">
            <text:p>nanosec</text:p>
          </table:table-cell>
          <table:table-cell table:number-columns-repeated="16371"/>
        </table:table-row>
        <table:table-row table:style-name="ro1">
          <table:table-cell table:number-columns-repeated="10"/>
          <table:table-cell table:style-name="ce9" office:value-type="string" calcext:value-type="string">
            <text:p>B =</text:p>
          </table:table-cell>
          <table:table-cell table:style-name="ce10" table:formula="of:=[.J4]*[.K5]*5" office:value-type="float" office:value="21.875" calcext:value-type="float">
            <text:p>21.875</text:p>
          </table:table-cell>
          <table:table-cell table:style-name="ce11" office:value-type="string" calcext:value-type="string">
            <text:p>nanosec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4" office:value-type="string" calcext:value-type="string">
            <text:p>No: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6"/>
          <table:table-cell table:number-columns-repeated="16378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formula="of:=[.$L$7] *(7*[.C12]-1)" office:value-type="float" office:value="301.875" calcext:value-type="float">
            <text:p>301.875</text:p>
          </table:table-cell>
          <table:table-cell table:style-name="ce4" table:formula="of:=[.$L$8]*(7*[.C12]-1)" office:value-type="float" office:value="1509.375" calcext:value-type="float">
            <text:p>1509.375</text:p>
          </table:table-cell>
          <table:table-cell table:style-name="ce4" office:value-type="string" calcext:value-type="string">
            <text:p>nanosec</text:p>
          </table:table-cell>
          <table:table-cell table:number-columns-repeated="16378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formula="of:=[.$L$7] *(7*[.C13]-1)" office:value-type="float" office:value="608.125" calcext:value-type="float">
            <text:p>608.125</text:p>
          </table:table-cell>
          <table:table-cell table:style-name="ce4" table:formula="of:=[.$L$8]*(7*[.C13]-1)" office:value-type="float" office:value="3040.625" calcext:value-type="float">
            <text:p>3040.625</text:p>
          </table:table-cell>
          <table:table-cell table:style-name="ce4" office:value-type="string" calcext:value-type="string">
            <text:p>nanosec</text:p>
          </table:table-cell>
          <table:table-cell table:number-columns-repeated="16378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[.$L$7] *(7*[.C14]-1)" office:value-type="float" office:value="914.375" calcext:value-type="float">
            <text:p>914.375</text:p>
          </table:table-cell>
          <table:table-cell table:style-name="ce4" table:formula="of:=[.$L$8]*(7*[.C14]-1)" office:value-type="float" office:value="4571.875" calcext:value-type="float">
            <text:p>4571.875</text:p>
          </table:table-cell>
          <table:table-cell table:style-name="ce4" office:value-type="string" calcext:value-type="string">
            <text:p>nanosec</text:p>
          </table:table-cell>
          <table:table-cell table:number-columns-repeated="16378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formula="of:=[.$L$7] *(7*[.C15]-1)" office:value-type="float" office:value="1220.625" calcext:value-type="float">
            <text:p>1220.625</text:p>
          </table:table-cell>
          <table:table-cell table:style-name="ce4" table:formula="of:=[.$L$8]*(7*[.C15]-1)" office:value-type="float" office:value="6103.125" calcext:value-type="float">
            <text:p>6103.125</text:p>
          </table:table-cell>
          <table:table-cell table:style-name="ce4" office:value-type="string" calcext:value-type="string">
            <text:p>nanosec</text:p>
          </table:table-cell>
          <table:table-cell table:number-columns-repeated="16378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[.$L$7] *(7*[.C16]-1)" office:value-type="float" office:value="1526.875" calcext:value-type="float">
            <text:p>1526.875</text:p>
          </table:table-cell>
          <table:table-cell table:style-name="ce4" table:formula="of:=[.$L$8]*(7*[.C16]-1)" office:value-type="float" office:value="7634.375" calcext:value-type="float">
            <text:p>7634.375</text:p>
          </table:table-cell>
          <table:table-cell table:style-name="ce4" office:value-type="string" calcext:value-type="string">
            <text:p>nanosec</text:p>
          </table:table-cell>
          <table:table-cell table:number-columns-repeated="16378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formula="of:=[.$L$7] *(7*[.C17]-1)" office:value-type="float" office:value="1833.125" calcext:value-type="float">
            <text:p>1833.125</text:p>
          </table:table-cell>
          <table:table-cell table:style-name="ce4" table:formula="of:=[.$L$8]*(7*[.C17]-1)" office:value-type="float" office:value="9165.625" calcext:value-type="float">
            <text:p>9165.625</text:p>
          </table:table-cell>
          <table:table-cell table:style-name="ce4" office:value-type="string" calcext:value-type="string">
            <text:p>nanosec</text:p>
          </table:table-cell>
          <table:table-cell table:number-columns-repeated="16378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4" office:value-type="float" office:value="70" calcext:value-type="float">
            <text:p>70</text:p>
          </table:table-cell>
          <table:table-cell table:style-name="ce4" table:formula="of:=[.$L$7] *(7*[.C18]-1)" office:value-type="float" office:value="2139.375" calcext:value-type="float">
            <text:p>2139.375</text:p>
          </table:table-cell>
          <table:table-cell table:style-name="ce4" table:formula="of:=[.$L$8]*(7*[.C18]-1)" office:value-type="float" office:value="10696.875" calcext:value-type="float">
            <text:p>10696.875</text:p>
          </table:table-cell>
          <table:table-cell table:style-name="ce4" office:value-type="string" calcext:value-type="string">
            <text:p>nanosec</text:p>
          </table:table-cell>
          <table:table-cell table:number-columns-repeated="16378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4" office:value-type="float" office:value="80" calcext:value-type="float">
            <text:p>80</text:p>
          </table:table-cell>
          <table:table-cell table:style-name="ce4" table:formula="of:=[.$L$7] *(7*[.C19]-1)" office:value-type="float" office:value="2445.625" calcext:value-type="float">
            <text:p>2445.625</text:p>
          </table:table-cell>
          <table:table-cell table:style-name="ce4" table:formula="of:=[.$L$8]*(7*[.C19]-1)" office:value-type="float" office:value="12228.125" calcext:value-type="float">
            <text:p>12228.125</text:p>
          </table:table-cell>
          <table:table-cell table:style-name="ce4" office:value-type="string" calcext:value-type="string">
            <text:p>nanosec</text:p>
          </table:table-cell>
          <table:table-cell table:number-columns-repeated="16378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4" office:value-type="float" office:value="90" calcext:value-type="float">
            <text:p>90</text:p>
          </table:table-cell>
          <table:table-cell table:style-name="ce4" table:formula="of:=[.$L$7] *(7*[.C20]-1)" office:value-type="float" office:value="2751.875" calcext:value-type="float">
            <text:p>2751.875</text:p>
          </table:table-cell>
          <table:table-cell table:style-name="ce4" table:formula="of:=[.$L$8]*(7*[.C20]-1)" office:value-type="float" office:value="13759.375" calcext:value-type="float">
            <text:p>13759.375</text:p>
          </table:table-cell>
          <table:table-cell table:style-name="ce4" office:value-type="string" calcext:value-type="string">
            <text:p>nanosec</text:p>
          </table:table-cell>
          <table:table-cell table:number-columns-repeated="16378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formula="of:=[.$L$7] *(7*[.C21]-1)" office:value-type="float" office:value="3058.125" calcext:value-type="float">
            <text:p>3058.125</text:p>
          </table:table-cell>
          <table:table-cell table:style-name="ce4" table:formula="of:=[.$L$8]*(7*[.C21]-1)" office:value-type="float" office:value="15290.625" calcext:value-type="float">
            <text:p>15290.625</text:p>
          </table:table-cell>
          <table:table-cell table:style-name="ce4" office:value-type="string" calcext:value-type="string">
            <text:p>nanosec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 table:number-columns-spanned="7" table:number-rows-spanned="1">
            <text:p>a = времето за изпълнение на най-бързата елементарна операция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/>
          <table:table-cell office:value-type="string" calcext:value-type="string" table:number-columns-spanned="7" table:number-rows-spanned="1">
            <text:p>b = времето за изпълнение на най-бавната елементарна операция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2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23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4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5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6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27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28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29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30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31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32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33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34">
      <number:scientific-number number:decimal-places="14" number:min-decimal-places="14" number:min-integer-digits="1" number:min-exponent-digits="2" number:exponent-interval="1" number:forced-exponent-sign="true"/>
    </number:number-style>
    <number:number-style style:name="N135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36">
      <number:scientific-number number:decimal-places="16" number:min-decimal-places="16" number:min-integer-digits="1" number:min-exponent-digits="2" number:exponent-interval="1" number:forced-exponent-sign="true"/>
    </number:number-style>
    <number:number-style style:name="N137">
      <number:scientific-number number:decimal-places="17" number:min-decimal-places="17" number:min-integer-digits="1" number:min-exponent-digits="2" number:exponent-interval="1" number:forced-exponent-sign="true"/>
    </number:number-style>
    <number:number-style style:name="N138">
      <number:scientific-number number:decimal-places="18" number:min-decimal-places="18" number:min-integer-digits="1" number:min-exponent-digits="2" number:exponent-interval="1" number:forced-exponent-sign="true"/>
    </number:number-style>
    <number:number-style style:name="N139">
      <number:scientific-number number:decimal-places="19" number:min-decimal-places="19" number:min-integer-digits="1" number:min-exponent-digits="2" number:exponent-interval="1" number:forced-exponent-sign="true"/>
    </number:number-style>
    <number:number-style style:name="N140">
      <number:scientific-number number:decimal-places="20" number:min-decimal-places="20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7 20 13" svg:d="M0 20l10-13 10 13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10:52:22.253171798</meta:creation-date>
    <dc:date>2024-10-29T12:12:24.350692861</dc:date>
    <meta:editing-duration>PT1H20M2S</meta:editing-duration>
    <meta:editing-cycles>1</meta:editing-cycles>
    <meta:document-statistic meta:table-count="1" meta:cell-count="81" meta:object-count="1"/>
    <meta:generator>LibreOffice/7.4.7.2$Linux_X86_64 LibreOffice_project/4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dash" draw:stroke-dash="Dot_20__28_Rounded_29_" svg:stroke-linecap="round" draw:fill-color="#63bbe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987cm" svg:height="11.471cm" xlink:href=".." xlink:type="simple" chart:class="chart:line" chart:style-name="ch1">
        <chart:title svg:x="8.09cm" svg:y="0.008cm" chart:style-name="ch2">
          <text:p>Време за работа на алгоритъма</text:p>
        </chart:title>
        <chart:legend chart:legend-position="end" svg:x="8.032cm" svg:y="9.526cm" style:legend-expansion="custom" svg:width="5.372cm" svg:height="1.863cm" style:legend-expansion-aspect-ratio="2.88352120236178" chart:style-name="ch3"/>
        <chart:plot-area chart:style-name="ch4" table:cell-range-address="Sheet1.D11:Sheet1.E21" chart:data-source-has-labels="row" svg:x="0.274cm" svg:y="0.645cm" svg:width="22.366cm" svg:height="9.221cm">
          <chart:coordinate-region svg:x="1.451cm" svg:y="0.844cm" svg:width="21.002cm" svg:height="8.375cm"/>
          <chart:axis chart:dimension="x" chart:name="primary-x" chart:style-name="ch5"/>
          <chart:axis chart:dimension="y" chart:name="primary-y" chart:style-name="ch5">
            <chart:grid chart:class="major"/>
          </chart:axis>
          <chart:series chart:style-name="ch6" chart:values-cell-range-address="Sheet1.D12:Sheet1.D21" chart:label-cell-address="Sheet1.D11:Sheet1.D11" chart:class="chart:line">
            <chart:data-point chart:repeated="10"/>
          </chart:series>
          <chart:series chart:style-name="ch7" chart:values-cell-range-address="Sheet1.E12:Sheet1.E21" chart:label-cell-address="Sheet1.E11:Sheet1.E1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Sheet1.D11:Sheet1.D11</svg:desc>
                </draw:g>
              </table:table-cell>
              <table:table-cell office:value-type="string">
                <text:p>B</text:p>
                <draw:g>
                  <svg:desc>Sheet1.E11:Sheet1.E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1.875">
                <text:p>301.875</text:p>
                <draw:g>
                  <svg:desc>Sheet1.D12:Sheet1.D21</svg:desc>
                </draw:g>
              </table:table-cell>
              <table:table-cell office:value-type="float" office:value="1509.375">
                <text:p>1509.375</text:p>
                <draw:g>
                  <svg:desc>Sheet1.E12:Sheet1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8.125">
                <text:p>608.125</text:p>
              </table:table-cell>
              <table:table-cell office:value-type="float" office:value="3040.625">
                <text:p>3040.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14.375">
                <text:p>914.375</text:p>
              </table:table-cell>
              <table:table-cell office:value-type="float" office:value="4571.875">
                <text:p>4571.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20.625">
                <text:p>1220.625</text:p>
              </table:table-cell>
              <table:table-cell office:value-type="float" office:value="6103.125">
                <text:p>6103.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26.875">
                <text:p>1526.875</text:p>
              </table:table-cell>
              <table:table-cell office:value-type="float" office:value="7634.375">
                <text:p>7634.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33.125">
                <text:p>1833.125</text:p>
              </table:table-cell>
              <table:table-cell office:value-type="float" office:value="9165.625">
                <text:p>9165.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39.375">
                <text:p>2139.375</text:p>
              </table:table-cell>
              <table:table-cell office:value-type="float" office:value="10696.875">
                <text:p>10696.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45.625">
                <text:p>2445.625</text:p>
              </table:table-cell>
              <table:table-cell office:value-type="float" office:value="12228.125">
                <text:p>12228.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51.875">
                <text:p>2751.875</text:p>
              </table:table-cell>
              <table:table-cell office:value-type="float" office:value="13759.375">
                <text:p>13759.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58.125">
                <text:p>3058.125</text:p>
              </table:table-cell>
              <table:table-cell office:value-type="float" office:value="15290.625">
                <text:p>15290.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_20__28_Rounded_29_" draw:display-name="Dot (Rounded)" draw:style="round" draw:dots1="1" draw:dots1-length="1%" draw:distance="199%"/>
  </office:styles>
</office:document-styles>
</file>